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/>
      <style:text-properties fo:font-style="italic" fo:font-weight="bold" style:font-style-asian="italic" style:font-weight-asian="bold"/>
    </style:style>
    <style:style style:name="P3" style:family="paragraph" style:parent-style-name="Standard">
      <style:paragraph-properties fo:margin-top="0in" fo:margin-bottom="0in" fo:text-align="end" style:justify-single-word="false"/>
      <style:text-properties fo:font-style="italic" style:font-style-asian="italic"/>
    </style:style>
    <style:style style:name="P4" style:family="paragraph" style:parent-style-name="Standard">
      <style:paragraph-properties fo:margin-top="0in" fo:margin-bottom="0in"/>
      <style:text-properties fo:font-size="12pt" fo:font-style="italic" fo:font-weight="bold" style:font-size-asian="12pt" style:font-style-asian="italic" style:font-weight-asian="bold"/>
    </style:style>
    <style:style style:name="P5" style:family="paragraph" style:parent-style-name="Standard">
      <style:paragraph-properties fo:margin-top="0in" fo:margin-bottom="0in" fo:text-align="end" style:justify-single-word="false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 style:list-style-name="L2">
      <style:paragraph-properties fo:margin-top="0in" fo:margin-bottom="0in" fo:line-height="100%"/>
    </style:style>
    <style:style style:name="P8" style:family="paragraph" style:parent-style-name="Standard" style:list-style-name="L7">
      <style:paragraph-properties fo:margin-top="0in" fo:margin-bottom="0in"/>
    </style:style>
    <style:style style:name="P9" style:family="paragraph" style:parent-style-name="Standard" style:list-style-name="L8">
      <style:paragraph-properties fo:margin-top="0in" fo:margin-bottom="0in"/>
    </style:style>
    <style:style style:name="P10" style:family="paragraph" style:parent-style-name="Standard" style:list-style-name="L9">
      <style:paragraph-properties fo:margin-top="0in" fo:margin-bottom="0in"/>
    </style:style>
    <style:style style:name="P11" style:family="paragraph" style:parent-style-name="Standard" style:list-style-name="L10">
      <style:paragraph-properties fo:margin-top="0in" fo:margin-bottom="0in"/>
    </style:style>
    <style:style style:name="P12" style:family="paragraph" style:parent-style-name="Standard" style:master-page-name="First_20_Page">
      <style:paragraph-properties fo:margin-top="0in" fo:margin-bottom="0in" style:page-number="auto"/>
      <style:text-properties fo:color="#1f497d" fo:font-size="22pt" fo:font-style="italic" fo:font-weight="bold" style:font-size-asian="22pt" style:font-style-asian="italic" style:font-weight-asian="bold" style:font-size-complex="22pt"/>
    </style:style>
    <style:style style:name="P13" style:family="paragraph" style:parent-style-name="Standard">
      <style:paragraph-properties fo:margin-top="0in" fo:margin-bottom="0.1043in"/>
    </style:style>
    <style:style style:name="P14" style:family="paragraph" style:parent-style-name="Standard">
      <style:paragraph-properties fo:margin-top="0in" fo:margin-bottom="0.1043in" fo:background-color="#fffffe">
        <style:background-image/>
      </style:paragraph-properties>
    </style:style>
    <style:style style:name="P15" style:family="paragraph" style:parent-style-name="Standard">
      <style:paragraph-properties fo:margin-top="0in" fo:margin-bottom="0.1043in" fo:background-color="#fffffe">
        <style:background-image/>
      </style:paragraph-properties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16" style:family="paragraph" style:parent-style-name="Standard" style:list-style-name="WW8Num14">
      <style:paragraph-properties fo:margin-left="0.5in" fo:margin-right="0in" fo:text-indent="-0.25in" style:auto-text-indent="false"/>
    </style:style>
    <style:style style:name="P17" style:family="paragraph" style:parent-style-name="Standard">
      <style:paragraph-properties fo:margin-top="0in" fo:margin-bottom="0.2083in"/>
    </style:style>
    <style:style style:name="P18" style:family="paragraph" style:parent-style-name="Standard">
      <style:paragraph-properties fo:margin-top="0in" fo:margin-bottom="0.2083in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19" style:family="paragraph" style:parent-style-name="Standard" style:list-style-name="L10">
      <style:paragraph-properties fo:margin-top="0in" fo:margin-bottom="0.2083in"/>
    </style:style>
    <style:style style:name="P20" style:family="paragraph" style:parent-style-name="No_20_Spacing">
      <style:text-properties fo:font-weight="bold" style:font-weight-asian="bold"/>
    </style:style>
    <style:style style:name="P21" style:family="paragraph" style:parent-style-name="No_20_Spacing">
      <style:text-properties fo:font-style="italic" fo:font-weight="bold" style:font-style-asian="italic" style:font-weight-asian="bold"/>
    </style:style>
    <style:style style:name="P22" style:family="paragraph" style:parent-style-name="No_20_Spacing">
      <style:paragraph-properties fo:line-height="115%"/>
      <style:text-properties fo:font-style="italic" fo:font-weight="bold" style:font-style-asian="italic" style:font-weight-asian="bold"/>
    </style:style>
    <style:style style:name="P23" style:family="paragraph" style:parent-style-name="No_20_Spacing">
      <style:paragraph-properties fo:line-height="115%"/>
    </style:style>
    <style:style style:name="P24" style:family="paragraph" style:parent-style-name="No_20_Spacing" style:list-style-name="L3"/>
    <style:style style:name="P25" style:family="paragraph" style:parent-style-name="No_20_Spacing" style:list-style-name="L4"/>
    <style:style style:name="P26" style:family="paragraph" style:parent-style-name="No_20_Spacing" style:list-style-name="L5"/>
    <style:style style:name="P27" style:family="paragraph" style:parent-style-name="No_20_Spacing" style:list-style-name="L6"/>
    <style:style style:name="P28" style:family="paragraph" style:parent-style-name="No_20_Spacing" style:list-style-name="WW8Num9">
      <style:paragraph-properties fo:margin-left="0.5in" fo:margin-right="0in" fo:text-indent="-0.25in" style:auto-text-indent="false"/>
    </style:style>
    <style:style style:name="P29" style:family="paragraph" style:parent-style-name="No_20_Spacing" style:list-style-name="WW8Num9">
      <style:paragraph-properties fo:margin-left="0.5in" fo:margin-right="0in" fo:text-indent="-0.25in" style:auto-text-indent="false"/>
      <style:text-properties style:font-weight-complex="bold"/>
    </style:style>
    <style:style style:name="P30" style:family="paragraph" style:parent-style-name="No_20_Spacing" style:list-style-name="WW8Num11">
      <style:paragraph-properties fo:margin-left="0.5in" fo:margin-right="0in" fo:line-height="115%" fo:text-indent="-0.25in" style:auto-text-indent="false"/>
    </style:style>
    <style:style style:name="P31" style:family="paragraph" style:parent-style-name="No_20_Spacing" style:list-style-name="WW8Num5">
      <style:paragraph-properties fo:margin-left="0.5in" fo:margin-right="0in" fo:line-height="115%" fo:text-indent="-0.25in" style:auto-text-indent="false"/>
    </style:style>
    <style:style style:name="P32" style:family="paragraph" style:parent-style-name="No_20_Spacing" style:list-style-name="WW8Num14">
      <style:paragraph-properties fo:margin-left="0.5in" fo:margin-right="0in" fo:line-height="115%" fo:text-indent="-0.25in" style:auto-text-indent="false"/>
    </style:style>
    <style:style style:name="P33" style:family="paragraph">
      <style:paragraph-properties style:writing-mode="lr-tb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font-weight-complex="bold"/>
    </style:style>
    <style:style style:name="T4" style:family="text">
      <style:text-properties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style:text-underline-style="none" fo:font-weight="bold" style:font-size-asian="8.75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000000" draw:textarea-horizontal-align="left" draw:textarea-vertical-align="top" draw:auto-grow-height="false" fo:padding-top="0.0902in" fo:padding-bottom="0.0902in" fo:padding-left="0.1736in" fo:padding-right="0.1736in" fo:wrap-option="wrap" draw:shadow="hidden" fo:margin-left="0in" fo:margin-right="0in" style:run-through="foreground" style:vertical-pos="top" style:vertical-rel="baseli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van B. Machnic <text:s text:c="28"/></text:p>
      <text:p text:style-name="P4"><draw:custom-shape text:anchor-type="as-char" draw:z-index="0" draw:style-name="gr1" draw:text-style-name="P33" svg:width="6.5004in" svg:height="0.028in"><text:p/><draw:enhanced-geometry svg:viewBox="0 0 21600 21600" draw:type="rectangle" draw:enhanced-path="M 0 0 L 21600 0 21600 21600 0 21600 0 0 Z N"/></draw:custom-shape></text:p>
      <text:p text:style-name="P3">Cellular 850.980.5302</text:p>
      <text:p text:style-name="P5"><text:span text:style-name="T1"><text:s/></text:span><text:a xlink:type="simple" xlink:href="mailto:emachnic@gmail.com"><text:span text:style-name="Internet_20_link"><text:span text:style-name="T1">emachnic@gmail.com</text:span></text:span></text:a></text:p>
      <text:p text:style-name="P5"><text:a xlink:type="simple" xlink:href="http://broadmac.net/"><text:span text:style-name="Internet_20_link"><text:span text:style-name="T1">http://broadmac.net</text:span></text:span></text:a></text:p>
      <text:p text:style-name="P15"/>
      <text:p text:style-name="P15">Summary of Qualifications</text:p>
      <text:p text:style-name="P2">ASP.NET 3.5 with C#, Ruby on Rails, XHTML, MySQL, PHP, JavaScript, Web Architecture</text:p>
      <text:list xml:id="list855018415" text:style-name="L7">
        <text:list-item>
          <text:p text:style-name="P8">Member of project group in charge of redesigning FSU College of Information’s Internship Application using ASP.NET and C#</text:p>
        </text:list-item>
        <text:list-item>
          <text:p text:style-name="P8">Created a Ruby on Rails web application for searching Flickr and YouTube and saving media to stories submitted by users.</text:p>
        </text:list-item>
        <text:list-item>
          <text:p text:style-name="P8">Created a relational database for project management using MySQL and Microsoft Visio.</text:p>
        </text:list-item>
        <text:list-item>
          <text:p text:style-name="P8">Designed and created web sites using XHTML, CSS, and JavaScript.</text:p>
        </text:list-item>
      </text:list>
      <text:p text:style-name="P13"/>
      <text:p text:style-name="P2">Intermediate Knowledge of UNIX (Linux, Solaris).</text:p>
      <text:list xml:id="list1940749717" text:style-name="L8">
        <text:list-item>
          <text:p text:style-name="P9">Used Unix/Linux on personal computers for six years.</text:p>
        </text:list-item>
        <text:list-item>
          <text:p text:style-name="P9">Knowledge of Unix commands and using terminal to accomplish tasks including compiling, installing, and running programs.</text:p>
        </text:list-item>
        <text:list-item>
          <text:p text:style-name="P9">Use command line to set up and repair computers not functioning properly.</text:p>
        </text:list-item>
        <text:list-item>
          <text:p text:style-name="P9">Deployed and managed a general server using Fedora Core 10.</text:p>
        </text:list-item>
      </text:list>
      <text:p text:style-name="P13"/>
      <text:p text:style-name="P2">Windows Server 2008</text:p>
      <text:list xml:id="list294304582" text:style-name="L9">
        <text:list-item>
          <text:p text:style-name="P10">Deployed server using Windows Server 2008</text:p>
        </text:list-item>
        <text:list-item>
          <text:p text:style-name="P10">Managed server including Print and File Services, Active Directory, Web Server and SSH Server.</text:p>
        </text:list-item>
      </text:list>
      <text:p text:style-name="P1"/>
      <text:p text:style-name="P1"/>
      <text:p text:style-name="P15">Education</text:p>
      <text:p text:style-name="P1">Florida State University, Tallahassee, FL</text:p>
      <text:p text:style-name="P2">Bachelor of Science, Information Technology, Minor: Computer Science, 2009</text:p>
      <text:p text:style-name="P17">Emphasis on Healthcare Informatics and web design.</text:p>
      <text:p text:style-name="P14"/>
      <text:p text:style-name="P15">Skills</text:p>
      <text:list xml:id="list1063560600" text:style-name="L10">
        <text:list-item>
          <text:p text:style-name="P11">(X)HTML, CSS<text:tab/></text:p>
        </text:list-item>
        <text:list-item>
          <text:p text:style-name="P11">Microsoft ASP.NET with C# and Visual Basic</text:p>
        </text:list-item>
        <text:list-item>
          <text:p text:style-name="P11">PHP, MySQL</text:p>
        </text:list-item>
        <text:list-item>
          <text:p text:style-name="P11">Ruby on Rails</text:p>
        </text:list-item>
        <text:list-item>
          <text:p text:style-name="P11">Adobe Creative Suite including Dreamweaver, Photoshop, etc.<text:tab/><text:tab/><text:tab/></text:p>
        </text:list-item>
        <text:list-item>
          <text:p text:style-name="P11">UNIX (Linux)<text:tab/><text:tab/></text:p>
        </text:list-item>
        <text:list-item>
          <text:p text:style-name="P19">AJAX, JavaScript</text:p>
        </text:list-item>
      </text:list>
      <text:p text:style-name="P17"/>
      <text:p text:style-name="P18"><text:soft-page-break/>Employment History</text:p>
      <text:p text:style-name="P6"><text:span text:style-name="T4">Department of Management Services, Tallahassee, FL<text:tab/><text:tab/><text:tab/><text:tab/><text:tab/><text:tab/> <text:s text:c="3"/>2009 </text:span><text:span text:style-name="T5">Web Developer Intern</text:span></text:p>
      <text:list xml:id="list1496235380" text:style-name="L2">
        <text:list-item>
          <text:p text:style-name="P7"><text:span text:style-name="T4">Develop Ruby on Rails applications in an agile development environment</text:span></text:p>
        </text:list-item>
        <text:list-item>
          <text:p text:style-name="P7">Created a Project Plan using Microsoft Project 2007</text:p>
        </text:list-item>
        <text:list-item>
          <text:p text:style-name="P7">Participated in development meetings with other team members</text:p>
        </text:list-item>
      </text:list>
      <text:p text:style-name="P6"/>
      <text:p text:style-name="P1">Andrew's Capital Grill and Bar, Tallahassee, FL<text:tab/><text:tab/><text:tab/><text:tab/><text:tab/><text:tab/> <text:s/>2008 - Present</text:p>
      <text:p text:style-name="P20">Waiting Staff</text:p>
      <text:list xml:id="list1682313076" text:style-name="L3">
        <text:list-item>
          <text:p text:style-name="P24">Coordinated and managed team members with diverse personalities</text:p>
        </text:list-item>
        <text:list-item>
          <text:p text:style-name="P24">Assisted managers in opening and closing procedures</text:p>
        </text:list-item>
        <text:list-item>
          <text:p text:style-name="P24">Complete customer service from greeting to farewell</text:p>
        </text:list-item>
      </text:list>
      <text:p text:style-name="P1"/>
      <text:p text:style-name="P1">ESPN/ABC, Tallahassee, FL<text:tab/><text:tab/><text:tab/><text:tab/><text:tab/><text:tab/><text:tab/><text:tab/> <text:s text:c="5"/>2004 - 2008</text:p>
      <text:p text:style-name="P20">Runner, Utility</text:p>
      <text:list xml:id="list45945329" text:style-name="L4">
        <text:list-item>
          <text:p text:style-name="P25">Managed employee tasks and paperwork</text:p>
        </text:list-item>
        <text:list-item>
          <text:p text:style-name="P25">Couriered important documents to producers and directors</text:p>
        </text:list-item>
        <text:list-item>
          <text:p text:style-name="P25">Maintained audio/video equipment</text:p>
        </text:list-item>
      </text:list>
      <text:p text:style-name="P1"/>
      <text:p text:style-name="P1"/>
      <text:p text:style-name="P1">Abercrombie and Fitch, Tallahassee, FL<text:tab/><text:tab/><text:tab/><text:tab/><text:tab/><text:tab/><text:tab/> <text:s text:c="5"/>2005 - 2008</text:p>
      <text:p text:style-name="P20">Lead Stock, Impact</text:p>
      <text:list xml:id="list1805297748" text:style-name="L5">
        <text:list-item>
          <text:p text:style-name="P26">Provided great customer service while on sales floor</text:p>
        </text:list-item>
        <text:list-item>
          <text:p text:style-name="P26">Organized stock and supplies</text:p>
        </text:list-item>
        <text:list-item>
          <text:p text:style-name="P26">Coordinated and managed team members</text:p>
        </text:list-item>
      </text:list>
      <text:p text:style-name="P1"/>
      <text:p text:style-name="P1">Victoria Memorial High School Band, Victoria, TX<text:tab/><text:tab/><text:tab/><text:tab/><text:tab/> <text:s text:c="5"/><text:tab/> <text:s text:c="3"/>2006</text:p>
      <text:p text:style-name="P20">Marching Technician</text:p>
      <text:list xml:id="list1157001176" text:style-name="L6">
        <text:list-item>
          <text:p text:style-name="P27">Coached marching members in proper technique of movement</text:p>
        </text:list-item>
        <text:list-item>
          <text:p text:style-name="P27">Provided support on-field for students during full ensemble rehearsals</text:p>
        </text:list-item>
        <text:list-item>
          <text:p text:style-name="P27">Coordinated scheduling with other staff members</text:p>
        </text:list-item>
      </text:list>
      <text:p text:style-name="P23"/>
      <text:p text:style-name="P15">Affiliations</text:p>
      <text:p text:style-name="P1">Association of Information Technology Professionals, Tallahassee, FL<text:tab/><text:tab/><text:tab/><text:tab/> <text:s text:c="3"/>2009</text:p>
      <text:p text:style-name="P1"/>
      <text:p text:style-name="P1">Capital City Dot Net Users' Group, Tallahassee, FL<text:tab/><text:tab/><text:tab/><text:tab/><text:tab/><text:tab/> <text:s text:c="3"/>2009</text:p>
      <text:p text:style-name="P1"/>
      <text:p text:style-name="P1">Linux Users' Group at FSU, Tallahassee, FL <text:tab/><text:tab/><text:tab/><text:tab/><text:tab/><text:tab/> <text:s text:c="5"/>2007 - 2009</text:p>
      <text:p text:style-name="P1"/>
      <text:p text:style-name="P1">Chi Phi Fraternity, Tallahassee, FL <text:tab/><text:tab/><text:tab/><text:tab/><text:tab/><text:tab/><text:tab/> <text:s/>2003 - Present</text:p>
      <text:p text:style-name="P17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fo:color="#000000" style:font-name="Arial" fo:font-size="10pt" fo:language="en" fo:country="US" style:font-name-asian="Calibri" style:font-size-asian="10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margin-top="0in" fo:margin-bottom="0in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>
      <style:paragraph-properties fo:orphans="2" fo:widows="2"/>
      <style:text-properties fo:color="#000000" style:font-name="Arial" fo:font-size="10pt" fo:language="en" fo:country="US" style:font-name-asian="Calibri" style:font-size-asian="10pt" style:font-name-complex="Arial" style:font-size-complex="11pt" style:language-complex="ar" style:country-complex="SA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Arial" style:font-name-asian="Calibri" style:font-name-complex="Aria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color="#000000" style:font-name="Arial" fo:font-size="10pt" style:font-size-asian="10pt" style:font-name-complex="Arial"/>
    </style:style>
    <style:style style:name="Footer_20_Char" style:display-name="Footer Char" style:family="text" style:parent-style-name="Default_20_Paragraph_20_Font">
      <style:text-properties fo:color="#000000" style:font-name="Arial" fo:font-size="10pt" style:font-size-asian="10pt" style:font-name-complex="Arial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in" fo:margin-bottom="0.261in" style:dynamic-spacing="true"/>
      </style:header-style>
      <style:footer-style>
        <style:header-footer-properties fo:min-height="0.3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8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.3in" fo:margin-top="0.2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van</meta:initial-creator>
    <meta:creation-date>2009-05-20T21:18:00</meta:creation-date>
    <dc:creator>Evan</dc:creator>
    <dc:date>2009-07-06T20:58:00</dc:date>
    <meta:print-date>2009-06-18T11:54:00</meta:print-date>
    <meta:editing-cycles>15</meta:editing-cycles>
    <meta:editing-duration>PT07H47M00S</meta:editing-duration>
    <meta:generator>OpenOffice.org/3.0$Linux OpenOffice.org_project/300m15$Build-9379</meta:generator>
    <meta:document-statistic meta:table-count="0" meta:image-count="0" meta:object-count="0" meta:page-count="2" meta:paragraph-count="61" meta:word-count="430" meta:character-count="2947"/>
    <meta:user-defined meta:name="Info 1"/>
    <meta:user-defined meta:name="Info 2"/>
    <meta:user-defined meta:name="Info 3"/>
    <meta:user-defined meta:name="Info 4"/>
  </office:meta>
</office:document-meta>
</file>